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rogressNotes" style:family="table">
      <style:table-properties style:width="175.9mm" table:align="margins"/>
    </style:style>
    <style:style style:name="ProgressNotes.A" style:family="table-column">
      <style:table-column-properties style:column-width="34.91mm" style:rel-column-width="13005*"/>
    </style:style>
    <style:style style:name="ProgressNotes.B" style:family="table-column">
      <style:table-column-properties style:column-width="140.99mm" style:rel-column-width="52530*"/>
    </style:style>
    <style:style style:name="ProgressNotes.A1" style:family="table-cell">
      <style:table-cell-properties fo:background-color="#dddddd" fo:padding="0.51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ProgressNotes.B1" style:family="table-cell">
      <style:table-cell-properties fo:background-color="#dddddd" fo:padding="0.51mm" fo:border="0.05pt solid #000000" style:writing-mode="page">
        <style:background-image/>
      </style:table-cell-properties>
    </style:style>
    <style:style style:name="ProgressNotes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3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3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4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4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5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5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6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6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7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7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8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8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9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9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10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10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11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11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1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1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13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13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14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14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15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15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rogressNotes.A16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ProgressNotes.B16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0.5pt" fo:language="pl" fo:country="PL" officeooo:rsid="0019720c" officeooo:paragraph-rsid="0019720c" style:font-size-asian="9.14999961853027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fo:font-size="10.5pt" fo:language="pl" fo:country="PL" officeooo:rsid="001d168d" officeooo:paragraph-rsid="001d168d" style:font-size-asian="9.14999961853027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fo:font-size="10.5pt" fo:language="pl" fo:country="PL" officeooo:rsid="001d9549" officeooo:paragraph-rsid="001d9549" style:font-size-asian="9.14999961853027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font-size="10.5pt" fo:language="pl" fo:country="PL" officeooo:rsid="001fd513" officeooo:paragraph-rsid="001fd513" style:font-size-asian="9.14999961853027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fo:language="pl" fo:country="PL" officeooo:rsid="0023b13d" officeooo:paragraph-rsid="0023b13d" style:font-size-asian="9.14999961853027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fo:language="pl" fo:country="PL" officeooo:rsid="0028309a" officeooo:paragraph-rsid="0028309a" style:font-size-asian="9.14999961853027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fo:language="pl" fo:country="PL" officeooo:rsid="0028e681" officeooo:paragraph-rsid="0028e681" style:font-size-asian="9.14999961853027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fo:language="pl" fo:country="PL" officeooo:rsid="002909ff" officeooo:paragraph-rsid="002909ff" style:font-size-asian="9.14999961853027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size="10.5pt" fo:language="pl" fo:country="PL" officeooo:rsid="002a717b" officeooo:paragraph-rsid="002a717b" style:font-size-asian="9.14999961853027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fo:language="pl" fo:country="PL" officeooo:rsid="002c5085" officeooo:paragraph-rsid="002c5085" style:font-size-asian="9.14999961853027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fo:language="pl" fo:country="PL" officeooo:rsid="002dab14" officeooo:paragraph-rsid="002dab14" style:font-size-asian="9.14999961853027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fo:font-size="10.5pt" fo:language="pl" fo:country="PL" officeooo:rsid="0025031e" officeooo:paragraph-rsid="0025031e" style:font-size-asian="9.14999961853027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size="10.5pt" fo:language="pl" fo:country="PL" officeooo:rsid="00263a72" officeooo:paragraph-rsid="00263a72" style:font-size-asian="9.14999961853027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fo:language="pl" fo:country="PL" officeooo:rsid="002e8673" officeooo:paragraph-rsid="002e8673" style:font-size-asian="9.14999961853027pt" style:font-size-complex="10.5pt"/>
    </style:style>
    <style:style style:name="P15" style:family="paragraph" style:parent-style-name="Standard">
      <style:paragraph-properties fo:text-align="justify" style:justify-single-word="false"/>
      <style:text-properties fo:language="pl" fo:country="PL" fo:font-weight="normal" officeooo:rsid="001c2fb2" officeooo:paragraph-rsid="001c2fb2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pl" fo:country="PL" fo:font-weight="bold" officeooo:rsid="0019720c" officeooo:paragraph-rsid="0019720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pl" fo:country="PL" officeooo:rsid="0019720c" officeooo:paragraph-rsid="0019720c"/>
    </style:style>
    <style:style style:name="P18" style:family="paragraph" style:parent-style-name="Table_20_Contents">
      <style:paragraph-properties fo:text-align="justify" style:justify-single-word="false"/>
      <style:text-properties fo:language="pl" fo:country="PL"/>
    </style:style>
    <style:style style:name="P19" style:family="paragraph" style:parent-style-name="Table_20_Contents">
      <style:paragraph-properties fo:text-align="justify" style:justify-single-word="false"/>
      <style:text-properties fo:language="pl" fo:country="PL" officeooo:rsid="0025031e" officeooo:paragraph-rsid="0025031e"/>
    </style:style>
    <style:style style:name="P20" style:family="paragraph" style:parent-style-name="Table_20_Contents">
      <style:paragraph-properties fo:text-align="justify" style:justify-single-word="false"/>
      <style:text-properties fo:language="pl" fo:country="PL" officeooo:rsid="0028e681" officeooo:paragraph-rsid="0028e681"/>
    </style:style>
    <style:style style:name="P21" style:family="paragraph" style:parent-style-name="Table_20_Contents">
      <style:paragraph-properties fo:text-align="justify" style:justify-single-word="false"/>
      <style:text-properties fo:language="pl" fo:country="PL" officeooo:rsid="002909ff" officeooo:paragraph-rsid="002909ff"/>
    </style:style>
    <style:style style:name="P22" style:family="paragraph" style:parent-style-name="Table_20_Contents">
      <style:paragraph-properties fo:text-align="justify" style:justify-single-word="false"/>
      <style:text-properties fo:language="pl" fo:country="PL" officeooo:rsid="002c5085" officeooo:paragraph-rsid="002c5085"/>
    </style:style>
    <style:style style:name="P23" style:family="paragraph" style:parent-style-name="Table_20_Contents">
      <style:paragraph-properties fo:text-align="justify" style:justify-single-word="false"/>
      <style:text-properties fo:language="pl" fo:country="PL" officeooo:rsid="0028309a" officeooo:paragraph-rsid="0028309a"/>
    </style:style>
    <style:style style:name="P24" style:family="paragraph" style:parent-style-name="Table_20_Contents" style:list-style-name="L1">
      <style:paragraph-properties fo:text-align="justify" style:justify-single-word="false"/>
      <style:text-properties fo:language="pl" fo:country="PL" officeooo:rsid="001c2fb2" officeooo:paragraph-rsid="001c2fb2"/>
    </style:style>
    <style:style style:name="P25" style:family="paragraph" style:parent-style-name="Table_20_Contents" style:list-style-name="L2">
      <style:paragraph-properties fo:text-align="justify" style:justify-single-word="false"/>
      <style:text-properties fo:language="pl" fo:country="PL" officeooo:rsid="001c2fb2" officeooo:paragraph-rsid="001d168d"/>
    </style:style>
    <style:style style:name="P26" style:family="paragraph" style:parent-style-name="Table_20_Contents" style:list-style-name="L2">
      <style:paragraph-properties fo:text-align="justify" style:justify-single-word="false"/>
      <style:text-properties fo:language="pl" fo:country="PL" officeooo:rsid="001d168d" officeooo:paragraph-rsid="001d168d"/>
    </style:style>
    <style:style style:name="P27" style:family="paragraph" style:parent-style-name="Table_20_Contents" style:list-style-name="L3">
      <style:paragraph-properties fo:text-align="justify" style:justify-single-word="false"/>
      <style:text-properties fo:language="pl" fo:country="PL" officeooo:rsid="001fd513" officeooo:paragraph-rsid="002dab14"/>
    </style:style>
    <style:style style:name="P28" style:family="paragraph" style:parent-style-name="Table_20_Contents" style:list-style-name="L4">
      <style:paragraph-properties fo:text-align="justify" style:justify-single-word="false"/>
      <style:text-properties fo:language="pl" fo:country="PL" officeooo:rsid="0023b13d" officeooo:paragraph-rsid="002dab14"/>
    </style:style>
    <style:style style:name="P29" style:family="paragraph" style:parent-style-name="Table_20_Contents" style:list-style-name="L4">
      <style:paragraph-properties fo:text-align="justify" style:justify-single-word="false"/>
      <style:text-properties fo:language="pl" fo:country="PL" officeooo:rsid="0025031e" officeooo:paragraph-rsid="0025031e"/>
    </style:style>
    <style:style style:name="P30" style:family="paragraph" style:parent-style-name="Table_20_Contents" style:list-style-name="L5">
      <style:paragraph-properties fo:text-align="justify" style:justify-single-word="false"/>
      <style:text-properties fo:language="pl" fo:country="PL" officeooo:rsid="002dab14" officeooo:paragraph-rsid="002dab14"/>
    </style:style>
    <style:style style:name="P31" style:family="paragraph" style:parent-style-name="Table_20_Contents" style:list-style-name="L5">
      <style:paragraph-properties fo:text-align="justify" style:justify-single-word="false"/>
      <style:text-properties fo:language="pl" fo:country="PL" officeooo:rsid="002e8673" officeooo:paragraph-rsid="002e8673"/>
    </style:style>
    <style:style style:name="P32" style:family="paragraph" style:parent-style-name="Table_20_Contents" style:list-style-name="L5">
      <style:paragraph-properties fo:text-align="justify" style:justify-single-word="false"/>
      <style:text-properties fo:language="pl" fo:country="PL" officeooo:rsid="002f4d55" officeooo:paragraph-rsid="002f4d55"/>
    </style:style>
    <style:style style:name="P33" style:family="paragraph" style:parent-style-name="Table_20_Contents" style:list-style-name="L2">
      <style:paragraph-properties fo:text-align="center" style:justify-single-word="false"/>
      <style:text-properties fo:font-size="10.5pt" fo:language="pl" fo:country="PL" officeooo:rsid="001d168d" officeooo:paragraph-rsid="001d168d" style:font-size-asian="9.14999961853027pt" style:font-size-complex="10.5pt"/>
    </style:style>
    <style:style style:name="P34" style:family="paragraph" style:parent-style-name="Table_20_Contents" style:list-style-name="L4">
      <style:paragraph-properties fo:text-align="justify" style:justify-single-word="false"/>
      <style:text-properties officeooo:paragraph-rsid="002dab14"/>
    </style:style>
    <style:style style:name="T1" style:family="text">
      <style:text-properties officeooo:rsid="001d168d"/>
    </style:style>
    <style:style style:name="T2" style:family="text">
      <style:text-properties officeooo:rsid="001de43f"/>
    </style:style>
    <style:style style:name="T3" style:family="text">
      <style:text-properties officeooo:rsid="0021b971"/>
    </style:style>
    <style:style style:name="T4" style:family="text">
      <style:text-properties fo:language="pl" fo:country="PL" officeooo:rsid="001fd513"/>
    </style:style>
    <style:style style:name="T5" style:family="text">
      <style:text-properties fo:language="pl" fo:country="PL" officeooo:rsid="0023b13d"/>
    </style:style>
    <style:style style:name="T6" style:family="text">
      <style:text-properties officeooo:rsid="00263a72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d695b"/>
    </style:style>
    <style:style style:name="T9" style:family="text">
      <style:text-properties officeooo:rsid="002d695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61mm" fo:text-indent="-3.62mm" fo:margin-left="5.61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61mm" fo:text-indent="-3.62mm" fo:margin-left="5.61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4mm" fo:text-indent="-3.4mm" fo:margin-left="5.4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61mm" fo:text-indent="-3.62mm" fo:margin-left="5.61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61mm" fo:text-indent="-3.62mm" fo:margin-left="5.61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ress notes:</text:p>
      <text:p text:style-name="P15"><text:tab/>Będę tu prowadził notatki odnośnie etapów realizowanej pracy oraz przerobionego materiału w ciągu każdego tygodnia.</text:p>
      <text:p text:style-name="P16"/>
      <table:table table:name="ProgressNotes" table:style-name="ProgressNotes">
        <table:table-column table:style-name="ProgressNotes.A"/>
        <table:table-column table:style-name="ProgressNotes.B"/>
        <table:table-row>
          <table:table-cell table:style-name="ProgressNotes.A1" office:value-type="string">
            <text:p text:style-name="P17">Data</text:p>
          </table:table-cell>
          <table:table-cell table:style-name="ProgressNotes.B1" office:value-type="string">
            <text:p text:style-name="P17">Treść</text:p>
          </table:table-cell>
        </table:table-row>
        <table:table-row>
          <table:table-cell table:style-name="ProgressNotes.A2" office:value-type="string">
            <text:p text:style-name="P1">27.11.2022 – 03.12.2022</text:p>
          </table:table-cell>
          <table:table-cell table:style-name="ProgressNotes.B2" office:value-type="string">
            <text:list text:style-name="L1">
              <text:list-item>
                <text:p text:style-name="P24">Sprawy organizacyjne;</text:p>
              </text:list-item>
              <text:list-item>
                <text:p text:style-name="P24">Uporządkowanie wiedzy teoretycznej;</text:p>
              </text:list-item>
              <text:list-item>
                <text:p text:style-name="P24">Czytanie książki „Mastering the FreeRTOS”.</text:p>
              </text:list-item>
            </text:list>
          </table:table-cell>
        </table:table-row>
        <table:table-row>
          <table:table-cell table:style-name="ProgressNotes.A3" office:value-type="string">
            <text:p text:style-name="P2">04.12.2022 - </text:p>
            <text:list xml:id="list1476154660" text:style-name="L2">
              <text:list-item>
                <text:p text:style-name="P33">17.12.2022</text:p>
              </text:list-item>
            </text:list>
          </table:table-cell>
          <table:table-cell table:style-name="ProgressNotes.B3" office:value-type="string">
            <text:list xml:id="list155426175612454" text:continue-numbering="true" text:style-name="L2">
              <text:list-item>
                <text:p text:style-name="P25">Sprawy organizacyjne;</text:p>
              </text:list-item>
              <text:list-item>
                <text:p text:style-name="P25">Uporządkowanie wiedzy teoretycznej <text:span text:style-name="T1">(można zauważyć zmiany w folderze z</text:span><text:span text:style-name="T2">e</text:span><text:span text:style-name="T1"> stronami </text:span><text:span text:style-name="T3">i</text:span><text:span text:style-name="T1">nternetowymi)</text:span>;</text:p>
              </text:list-item>
              <text:list-item>
                <text:p text:style-name="P26">Napisanie tematu;</text:p>
              </text:list-item>
              <text:list-item>
                <text:p text:style-name="P26">Choroba.</text:p>
              </text:list-item>
            </text:list>
          </table:table-cell>
        </table:table-row>
        <table:table-row>
          <table:table-cell table:style-name="ProgressNotes.A4" office:value-type="string">
            <text:p text:style-name="P3">18.12.2022-24.12.2022</text:p>
          </table:table-cell>
          <table:table-cell table:style-name="ProgressNotes.B4" office:value-type="string">
            <text:p text:style-name="P18">-</text:p>
          </table:table-cell>
        </table:table-row>
        <table:table-row>
          <table:table-cell table:style-name="ProgressNotes.A5" office:value-type="string">
            <text:p text:style-name="P4">25.12.2022-31.12.2022</text:p>
          </table:table-cell>
          <table:table-cell table:style-name="ProgressNotes.B5" office:value-type="string">
            <text:list text:style-name="L3">
              <text:list-item>
                <text:p text:style-name="P27">Czytanie dokumentacji do mikroprocesora ARM Cortex M4 oraz czytanie książki „Computer Systems: Digital Design, Fundamentals of Computer Architecture and Assembly Language, Ata Elahi”, jest to książka uogólniająca wiedzę o systemach cyfrowych. </text:p>
              </text:list-item>
              <text:list-item>
                <text:p text:style-name="P27">Mam dużo „czarnych dziur” po podstawówce, więc takie książki oraz artykuły z Wikipedii są bardzo przydatne dla uogólnienia wiedzy podstawowej.</text:p>
              </text:list-item>
            </text:list>
          </table:table-cell>
        </table:table-row>
        <table:table-row>
          <table:table-cell table:style-name="ProgressNotes.A6" office:value-type="string">
            <text:p text:style-name="P5">01.01.2023-07.01.2023</text:p>
          </table:table-cell>
          <table:table-cell table:style-name="ProgressNotes.B6" office:value-type="string">
            <text:list xml:id="list3880145427" text:style-name="L4">
              <text:list-item>
                <text:p text:style-name="P34"><text:span text:style-name="T5">Czytanie dokumentacji do mikroprocesora ARM Cortex M4, książki </text:span><text:span text:style-name="T4">„Computer Systems: Digital Design, Fundamentals of Computer Architecture and Assembly Language, Ata Elahi”, </text:span><text:span text:style-name="T5">książki „</text:span>Programming Embedded Systems, Second Edition with C and GNU Development Tools<text:span text:style-name="T5">”. </text:span></text:p>
              </text:list-item>
              <text:list-item>
                <text:p text:style-name="P28">Staram się powiązać moją wiedzę teoretyczną z części systemów operacyjnych z wiedzą z dokumentacji, aby stworzyć pewien koncept. Jednak stwierdziłem, że jest potrzebna bardziej rozszerzona wiedza o kompilatorze. Więc będę tym się zajmował w następne tygodnie.</text:p>
              </text:list-item>
            </text:list>
          </table:table-cell>
        </table:table-row>
        <table:table-row>
          <table:table-cell table:style-name="ProgressNotes.A7" office:value-type="string">
            <text:p text:style-name="P12">08.01.2023-14.01.2023</text:p>
          </table:table-cell>
          <table:table-cell table:style-name="ProgressNotes.B7" office:value-type="string">
            <text:list xml:id="list155428030521442" text:continue-numbering="true" text:style-name="L4">
              <text:list-item>
                <text:p text:style-name="P29">Dokumentacja do standardu CMSIS.</text:p>
              </text:list-item>
              <text:list-item>
                <text:p text:style-name="P29">Dokumentacja do Keil uVision MDK.</text:p>
              </text:list-item>
            </text:list>
          </table:table-cell>
        </table:table-row>
        <table:table-row>
          <table:table-cell table:style-name="ProgressNotes.A8" office:value-type="string">
            <text:p text:style-name="P13">15.01.2023-21.01.2023</text:p>
          </table:table-cell>
          <table:table-cell table:style-name="ProgressNotes.B8" office:value-type="string">
            <text:list xml:id="list155428031468750" text:continue-numbering="true" text:style-name="L4">
              <text:list-item>
                <text:p text:style-name="P29">Dokumentacja do standardu CMSIS.</text:p>
              </text:list-item>
              <text:list-item>
                <text:p text:style-name="P29">Dokumentacja do Keil uVision MDK. <text:span text:style-name="T6">A w szczególności dokumentacja do kompilatora ARM (armclang, armasm, armar, armlink, fromelf).</text:span></text:p>
              </text:list-item>
            </text:list>
          </table:table-cell>
        </table:table-row>
        <table:table-row>
          <table:table-cell table:style-name="ProgressNotes.A8" office:value-type="string">
            <text:p text:style-name="P6">22.01.2023-28.01.2023</text:p>
          </table:table-cell>
          <table:table-cell table:style-name="ProgressNotes.B9" office:value-type="string">
            <text:p text:style-name="P23">Grzebanie w dokumentacji.</text:p>
          </table:table-cell>
        </table:table-row>
        <table:table-row>
          <table:table-cell table:style-name="ProgressNotes.A8" office:value-type="string">
            <text:p text:style-name="P7">29.01.2023-04.02.2023</text:p>
          </table:table-cell>
          <table:table-cell table:style-name="ProgressNotes.B10" office:value-type="string">
            <text:p text:style-name="P20">Po grzebaniu w dokumentacji do kompilatora ARM znalazłem <text:span text:style-name="T7">kilka “</text:span>flaws in my knowledge<text:span text:style-name="T7">”. </text:span>Grzebię się teraz w podstawach formowania języków (lingwistyka i tp.). Możliwe, że to jest spowodowane trudnym przebiegiem sesji ;). </text:p>
          </table:table-cell>
        </table:table-row>
        <table:table-row>
          <table:table-cell table:style-name="ProgressNotes.A8" office:value-type="string">
            <text:p text:style-name="P8">05.02.2023- 18.02.2023</text:p>
          </table:table-cell>
          <table:table-cell table:style-name="ProgressNotes.B11" office:value-type="string">
            <text:p text:style-name="P21">Grzebanie w teorii języków, dokumentacji do języka C (w tym standardów ISO/IEC) oraz dokumentacja do kompilatora.</text:p>
          </table:table-cell>
        </table:table-row>
        <table:table-row>
          <table:table-cell table:style-name="ProgressNotes.A12" office:value-type="string">
            <text:p text:style-name="P9">19.02.2023-25.02.2023</text:p>
          </table:table-cell>
          <table:table-cell table:style-name="ProgressNotes.B12" office:value-type="string">
            <text:p text:style-name="P19">-</text:p>
          </table:table-cell>
        </table:table-row>
        <table:table-row>
          <table:table-cell table:style-name="ProgressNotes.A13" office:value-type="string">
            <text:p text:style-name="P10">26.02.2023-</text:p>
            <text:p text:style-name="P10">4.03.2023</text:p>
          </table:table-cell>
          <table:table-cell table:style-name="ProgressNotes.B13" office:value-type="string">
            <text:p text:style-name="P22">Zrobiłem may chaos w folderze. Zacząłem <text:span text:style-name="T9">w końcu coś praktycznego. Zbudowałem prostą aplikację z migającą diodą na NUCLEO-f401re (która nie działa :D). </text:span><text:span text:style-name="T8">Teraz analizuj</text:span><text:span text:style-name="T9">ę pliki generowane kompilatorem podczas różnych etapów kompilacji.</text:span></text:p>
          </table:table-cell>
        </table:table-row>
        <text:soft-page-break/>
        <table:table-row>
          <table:table-cell table:style-name="ProgressNotes.A13" office:value-type="string">
            <text:p text:style-name="P11">05.03.2023-25.03.2023</text:p>
          </table:table-cell>
          <table:table-cell table:style-name="ProgressNotes.B14" office:value-type="string">
            <text:list xml:id="list3180536028" text:style-name="L5">
              <text:list-item>
                <text:p text:style-name="P30">Bawiłem się z debagowaniem. Zauważyłem kilka ciekawych rzeczy, które są wykonywane kiedy system znajduje się w Reset_Handler’ze, a dokładnie zainteresowały mnie funkcje które inicjalizują bibliotekę C. Poczytałem trochę na ten temat. </text:p>
              </text:list-item>
              <text:list-item>
                <text:p text:style-name="P30">Znalazłem też fajną dokumentację odnośnie hardware abstraction layer od STM’u. W tej dokumentacji znalazłem, że plik stmf4xx_it (ten z Handler’ami) nie musi być generowany przez MDK automatycznie (to dokładnie CubeIDE gdzieś go brało, co nie robi uVision). Więc problem z diodą został rozwiązany poprzez napisanie własnego SysTick_Handler’a.</text:p>
              </text:list-item>
              <text:list-item>
                <text:p text:style-name="P30">Miałem kilka kłopotów z praktykami, więc narobiłem chaosu w folderze.</text:p>
              </text:list-item>
              <text:list-item>
                <text:p text:style-name="P30">Dopracuję kilka swoich drajwerów oraz wrzucę ich na GitHub’a.</text:p>
              </text:list-item>
              <text:list-item>
                <text:p text:style-name="P30">W planach spróbować połączyć płytkę z Matlab’em, co umożliwi testowanie aplikacji bez sprzętu fizycznego za pomocą Simulink Real Time.</text:p>
              </text:list-item>
            </text:list>
          </table:table-cell>
        </table:table-row>
        <table:table-row>
          <table:table-cell table:style-name="ProgressNotes.A13" office:value-type="string">
            <text:p text:style-name="P14">26.03.2023-08.04.2023</text:p>
          </table:table-cell>
          <table:table-cell table:style-name="ProgressNotes.B15" office:value-type="string">
            <text:list xml:id="list155427148625117" text:continue-numbering="true" text:style-name="L5">
              <text:list-item>
                <text:p text:style-name="P31">Pisanie projektów w innym zakresie.</text:p>
              </text:list-item>
              <text:list-item>
                <text:p text:style-name="P31">Powrót do programowania praktycznego i poszukiwanie swojej przeszłej biegłości.</text:p>
              </text:list-item>
              <text:list-item>
                <text:p text:style-name="P32">Zamiana Google Drive’a na GitHub’a.</text:p>
              </text:list-item>
            </text:list>
          </table:table-cell>
        </table:table-row>
        <table:table-row>
          <table:table-cell table:style-name="ProgressNotes.A16" office:value-type="string">
            <text:p text:style-name="P10"/>
          </table:table-cell>
          <table:table-cell table:style-name="ProgressNotes.B16" office:value-type="string">
            <text:p text:style-name="P2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10:26:02.379000000</meta:creation-date>
    <dc:date>2023-04-09T15:54:25.857000000</dc:date>
    <meta:editing-duration>PT2H10M37S</meta:editing-duration>
    <meta:editing-cycles>21</meta:editing-cycles>
    <meta:generator>LibreOffice/7.4.2.3$Windows_X86_64 LibreOffice_project/382eef1f22670f7f4118c8c2dd222ec7ad009daf</meta:generator>
    <meta:document-statistic meta:table-count="1" meta:image-count="0" meta:object-count="0" meta:page-count="2" meta:paragraph-count="49" meta:word-count="457" meta:character-count="3411" meta:non-whitespace-character-count="3020"/>
  </office:meta>
</office:document-meta>
</file>